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0.945cm" fo:min-width="0cm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.77cm"/>
    </style:style>
    <style:style style:name="gr3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left" draw:auto-grow-height="true" draw:auto-grow-width="false" fo:min-height="0.996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textarea-horizontal-align="center" draw:textarea-vertical-align="middle" draw:auto-grow-height="true" draw:auto-grow-width="false" fo:min-height="0.945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115cm" svg:height="1.245cm" svg:x="12.756cm" svg:y="7.366cm">
          <draw:text-box>
            <text:p text:style-name="P1">D</text:p>
          </draw:text-box>
        </draw:frame>
        <draw:custom-shape draw:style-name="gr2" draw:text-style-name="P3" draw:layer="layout" svg:width="1.27cm" svg:height="0.001cm" svg:x="26.416cm" svg:y="1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9.84cm" svg:height="1.245cm" svg:x="18.542cm" svg:y="14.224cm">
          <draw:text-box>
            <text:p text:style-name="P1"><text:span text:style-name="T1">Y</text:span><text:span text:style-name="T1">Y</text:span><text:span text:style-name="T1">Y</text:span><text:span text:style-name="T1">Y</text:span><text:span text:style-name="T1">-</text:span><text:span text:style-name="T1">M</text:span><text:span text:style-name="T1">M</text:span><text:span text:style-name="T1">-</text:span><text:span text:style-name="T1">D</text:span><text:span text:style-name="T1">D</text:span><text:span text:style-name="T1"> </text:span><text:span text:style-name="T1">h</text:span><text:span text:style-name="T1">h</text:span><text:span text:style-name="T1">:</text:span><text:span text:style-name="T1">m</text:span><text:span text:style-name="T1">m</text:span><text:span text:style-name="T1">:</text:span><text:span text:style-name="T1">s</text:span><text:span text:style-name="T1">s</text:span></text:p>
          </draw:text-box>
        </draw:frame>
        <draw:frame draw:style-name="gr1" draw:text-style-name="P2" draw:layer="layout" svg:width="1.115cm" svg:height="1.245cm" svg:x="13.871cm" svg:y="7.366cm">
          <draw:text-box>
            <text:p text:style-name="P1">D</text:p>
          </draw:text-box>
        </draw:frame>
        <draw:frame draw:style-name="gr1" draw:text-style-name="P2" draw:layer="layout" svg:width="1.115cm" svg:height="1.245cm" svg:x="14.986cm" svg:y="7.366cm">
          <draw:text-box>
            <text:p text:style-name="P1"/>
          </draw:text-box>
        </draw:frame>
        <draw:frame draw:style-name="gr1" draw:text-style-name="P2" draw:layer="layout" svg:width="1.115cm" svg:height="1.245cm" svg:x="16.101cm" svg:y="7.366cm">
          <draw:text-box>
            <text:p text:style-name="P1">h</text:p>
          </draw:text-box>
        </draw:frame>
        <draw:frame draw:style-name="gr1" draw:text-style-name="P2" draw:layer="layout" svg:width="1.115cm" svg:height="1.245cm" svg:x="17.216cm" svg:y="7.366cm">
          <draw:text-box>
            <text:p text:style-name="P1">h</text:p>
          </draw:text-box>
        </draw:frame>
        <draw:frame draw:style-name="gr4" draw:text-style-name="P2" draw:layer="layout" svg:width="1.115cm" svg:height="1.296cm" svg:x="26.416cm" svg:y="14.504cm">
          <draw:text-box>
            <text:p text:style-name="P1">Y</text:p>
          </draw:text-box>
        </draw:frame>
        <draw:frame draw:style-name="gr5" draw:text-style-name="P2" draw:layer="layout" svg:width="1.115cm" svg:height="1.245cm" svg:x="18.331cm" svg:y="7.366cm">
          <draw:text-box>
            <text:p text:style-name="P1">:</text:p>
          </draw:text-box>
        </draw:frame>
        <draw:frame draw:style-name="gr1" draw:text-style-name="P2" draw:layer="layout" svg:width="1.115cm" svg:height="1.245cm" svg:x="19.446cm" svg:y="7.366cm">
          <draw:text-box>
            <text:p text:style-name="P1">m</text:p>
          </draw:text-box>
        </draw:frame>
        <draw:frame draw:style-name="gr1" draw:text-style-name="P2" draw:layer="layout" svg:width="1.115cm" svg:height="1.245cm" svg:x="20.561cm" svg:y="7.366cm">
          <draw:text-box>
            <text:p text:style-name="P1">m</text:p>
          </draw:text-box>
        </draw:frame>
        <draw:frame draw:style-name="gr5" draw:text-style-name="P2" draw:layer="layout" svg:width="1.115cm" svg:height="1.245cm" svg:x="21.676cm" svg:y="7.366cm">
          <draw:text-box>
            <text:p text:style-name="P1">:</text:p>
          </draw:text-box>
        </draw:frame>
        <draw:frame draw:style-name="gr1" draw:text-style-name="P2" draw:layer="layout" svg:width="1.115cm" svg:height="1.245cm" svg:x="22.791cm" svg:y="7.366cm">
          <draw:text-box>
            <text:p text:style-name="P1">s</text:p>
          </draw:text-box>
        </draw:frame>
        <draw:frame draw:style-name="gr1" draw:text-style-name="P2" draw:layer="layout" svg:width="1.115cm" svg:height="1.245cm" svg:x="23.906cm" svg:y="7.366cm">
          <draw:text-box>
            <text:p text:style-name="P1">s</text:p>
          </draw:text-box>
        </draw:frame>
        <draw:frame draw:style-name="gr5" draw:text-style-name="P2" draw:layer="layout" svg:width="1.115cm" svg:height="1.245cm" svg:x="11.641cm" svg:y="7.366cm">
          <draw:text-box>
            <text:p text:style-name="P1">-</text:p>
          </draw:text-box>
        </draw:frame>
        <draw:frame draw:style-name="gr1" draw:text-style-name="P2" draw:layer="layout" svg:width="1.115cm" svg:height="1.245cm" svg:x="10.526cm" svg:y="7.366cm">
          <draw:text-box>
            <text:p text:style-name="P1">M</text:p>
          </draw:text-box>
        </draw:frame>
        <draw:frame draw:style-name="gr1" draw:text-style-name="P2" draw:layer="layout" svg:width="1.115cm" svg:height="1.245cm" svg:x="9.411cm" svg:y="7.366cm">
          <draw:text-box>
            <text:p text:style-name="P1">M</text:p>
          </draw:text-box>
        </draw:frame>
        <draw:frame draw:style-name="gr5" draw:text-style-name="P2" draw:layer="layout" svg:width="1.115cm" svg:height="1.245cm" svg:x="8.296cm" svg:y="7.366cm">
          <draw:text-box>
            <text:p text:style-name="P1">-</text:p>
          </draw:text-box>
        </draw:frame>
        <draw:frame draw:style-name="gr1" draw:text-style-name="P2" draw:layer="layout" svg:width="1.115cm" svg:height="1.245cm" svg:x="7.181cm" svg:y="7.366cm">
          <draw:text-box>
            <text:p text:style-name="P1">Y</text:p>
          </draw:text-box>
        </draw:frame>
        <draw:frame draw:style-name="gr1" draw:text-style-name="P2" draw:layer="layout" svg:width="1.115cm" svg:height="1.245cm" svg:x="6.066cm" svg:y="7.366cm">
          <draw:text-box>
            <text:p text:style-name="P1">Y</text:p>
          </draw:text-box>
        </draw:frame>
        <draw:frame draw:style-name="gr1" draw:text-style-name="P2" draw:layer="layout" svg:width="1.115cm" svg:height="1.245cm" svg:x="4.951cm" svg:y="7.366cm">
          <draw:text-box>
            <text:p text:style-name="P1">Y</text:p>
          </draw:text-box>
        </draw:frame>
        <draw:frame draw:style-name="gr1" draw:text-style-name="P2" draw:layer="layout" svg:width="1.115cm" svg:height="1.245cm" svg:x="3.836cm" svg:y="7.366cm">
          <draw:text-box>
            <text:p text:style-name="P1">Y</text:p>
          </draw:text-box>
        </draw:frame>
        <draw:frame draw:style-name="gr6" draw:text-style-name="P4" draw:layer="layout" svg:width="21.207cm" svg:height="1.038cm" svg:x="3.938cm" svg:y="8.89cm">
          <draw:text-box>
            <text:p><text:span text:style-name="T2">0 </text:span><text:span text:style-name="T2"><text:s text:c="2"/></text:span><text:span text:style-name="T2">1 </text:span><text:span text:style-name="T2"><text:s text:c="3"/></text:span><text:span text:style-name="T2">2 </text:span><text:span text:style-name="T2"><text:s text:c="3"/></text:span><text:span text:style-name="T2">3 </text:span><text:span text:style-name="T2"><text:s text:c="3"/></text:span><text:span text:style-name="T2">4 </text:span><text:span text:style-name="T2"><text:s text:c="3"/></text:span><text:span text:style-name="T2">5 </text:span><text:span text:style-name="T2"><text:s text:c="2"/></text:span><text:span text:style-name="T2">6 </text:span><text:span text:style-name="T2"><text:s text:c="2"/></text:span><text:span text:style-name="T2">7 </text:span><text:span text:style-name="T2"><text:s text:c="3"/></text:span><text:span text:style-name="T2">8 </text:span><text:span text:style-name="T2"><text:s text:c="3"/></text:span><text:span text:style-name="T2">9 </text:span><text:span text:style-name="T2"><text:s text:c="2"/></text:span><text:span text:style-name="T2">1</text:span><text:span text:style-name="T2">0 </text:span><text:span text:style-name="T2"><text:s/></text:span><text:span text:style-name="T2">1</text:span><text:span text:style-name="T2">1 </text:span><text:span text:style-name="T2"><text:s/></text:span><text:span text:style-name="T2">1</text:span><text:span text:style-name="T2">2 </text:span><text:span text:style-name="T2">1</text:span><text:span text:style-name="T2">3 </text:span><text:span text:style-name="T2"><text:s/></text:span><text:span text:style-name="T2">1</text:span><text:span text:style-name="T2">4 </text:span><text:span text:style-name="T2"><text:s/></text:span><text:span text:style-name="T2">1</text:span><text:span text:style-name="T2">5 </text:span><text:span text:style-name="T2">1</text:span><text:span text:style-name="T2">6 </text:span><text:span text:style-name="T2"><text:s/></text:span><text:span text:style-name="T2">1</text:span><text:span text:style-name="T2">7 </text:span><text:span text:style-name="T2"><text:s/></text:span><text:span text:style-name="T2">1</text:span><text:span text:style-name="T2">8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6" draw:text-style-name="P6" draw:layer="layout" svg:width="1.907cm" svg:height="0.962cm" svg:x="9.144cm" svg:y="0.562cm">
          <draw:text-box>
            <text:p>2019</text:p>
          </draw:text-box>
        </draw:frame>
        <draw:frame draw:style-name="gr6" draw:text-style-name="P6" draw:layer="layout" svg:width="1.205cm" svg:height="0.962cm" svg:x="5.588cm" svg:y="2.794cm">
          <draw:text-box>
            <text:p>01</text:p>
          </draw:text-box>
        </draw:frame>
        <draw:frame draw:style-name="gr6" draw:text-style-name="P6" draw:layer="layout" svg:width="1.205cm" svg:height="0.962cm" svg:x="9.463cm" svg:y="2.794cm">
          <draw:text-box>
            <text:p>02</text:p>
          </draw:text-box>
        </draw:frame>
        <draw:frame draw:style-name="gr8" draw:text-style-name="P6" draw:layer="layout" svg:width="1.205cm" svg:height="1.27cm" svg:x="13.462cm" svg:y="2.794cm">
          <draw:text-box>
            <text:p>03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cm" svg:stroke-color="#3465a4" draw:marker-start-width="0.203cm" draw:marker-end-width="0.203cm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05:07:19.775948466</meta:creation-date>
    <dc:date>2020-03-08T06:59:57.477111793</dc:date>
    <meta:editing-duration>PT1H11M33S</meta:editing-duration>
    <meta:editing-cycles>1</meta:editing-cycles>
    <meta:generator>LibreOffice/6.0.7.3$Linux_X86_64 LibreOffice_project/00m0$Build-3</meta:generator>
    <meta:document-statistic meta:object-count="52"/>
  </office:meta>
</office:document-meta>
</file>